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50%" style:writing-mode="tb-rl"/>
      <style:text-properties fo:font-size="44pt" style:font-size-asian="44pt" style:font-size-complex="44pt"/>
    </style:style>
    <style:style style:name="P2" style:family="paragraph">
      <style:paragraph-properties fo:line-height="150%" style:writing-mode="tb-rl"/>
      <style:text-properties fo:font-size="66pt" style:font-size-asian="66pt" style:font-size-complex="66pt"/>
    </style:style>
    <style:style style:name="P3" style:family="paragraph">
      <style:paragraph-properties fo:line-height="150%" style:writing-mode="tb-rl"/>
      <style:text-properties fo:font-size="72pt" style:font-size-asian="72pt" style:font-size-complex="7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6pt"/>
    </style:style>
    <style:style style:name="P6" style:family="paragraph">
      <style:text-properties fo:font-size="36pt" style:font-size-asian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001cm" svg:height="14.408cm" svg:x="0.999cm" svg:y="1.2cm">
          <draw:text-box>
            <text:p text:style-name="P1"><text:span text:style-name="T1">いろはにほへと</text:span></text:p>
            <text:p text:style-name="P1"><text:span text:style-name="T1">ちりぬるを</text:span></text:p>
            <text:p text:style-name="P1"><text:span text:style-name="T1">わかよたれそ</text:span></text:p>
            <text:p text:style-name="P1"><text:span text:style-name="T1">つねならむ</text:span></text:p>
            <text:p text:style-name="P1"><text:span text:style-name="T1">うゐのおくやま</text:span></text:p>
            <text:p text:style-name="P1"><text:span text:style-name="T1">けふこえて</text:span></text:p>
            <text:p text:style-name="P1"><text:span text:style-name="T1">あさきゆめみし</text:span></text:p>
            <text:p text:style-name="P1"><text:span text:style-name="T1">ゑひもせす　　　　　ん</text:span></text:p>
          </draw:text-box>
        </draw:frame>
      </draw:page>
      <draw:page draw:name="page2" draw:style-name="dp1" draw:master-page-name="標準">
        <draw:frame draw:style-name="gr1" draw:text-style-name="P2" draw:layer="layout" svg:width="18.27cm" svg:height="21.681cm" svg:x="1.9cm" svg:y="1.319cm">
          <draw:text-box>
            <text:p text:style-name="P2"><text:span text:style-name="T2">おくやまに</text:span></text:p>
            <text:p text:style-name="P2"><text:span text:style-name="T2">ねこまたといふものありて</text:span></text:p>
            <text:p text:style-name="P2"><text:span text:style-name="T2">ひとをくらふなる</text:span></text:p>
            <text:p text:style-name="P2"><text:span text:style-name="T3"/></text:p>
            <text:p text:style-name="P2"><text:span text:style-name="T3"/></text:p>
            <text:p text:style-name="P2"><text:span text:style-name="T1">(</text:span><text:span text:style-name="T1">つれずれぐさ</text:span><text:span text:style-name="T1">)</text:span></text:p>
          </draw:text-box>
        </draw:frame>
      </draw:page>
      <draw:page draw:name="page3" draw:style-name="dp1" draw:master-page-name="標準">
        <draw:frame draw:style-name="gr1" draw:text-style-name="P3" draw:layer="layout" svg:width="17.595cm" svg:height="21.326cm" svg:x="1.805cm" svg:y="1.3cm">
          <draw:text-box>
            <text:p text:style-name="P3"><text:span text:style-name="T4">こうげんれいしょく</text:span></text:p>
            <text:p text:style-name="P3"><text:span text:style-name="T4">すくなしじん</text:span></text:p>
            <text:p text:style-name="P3"><text:span text:style-name="T4"/></text:p>
            <text:p text:style-name="P3"><text:span text:style-name="T4"/></text:p>
            <text:p text:style-name="P3"><text:span text:style-name="T1">巧言令色少仁</text:span><text:span text:style-name="T1">(</text:span><text:span text:style-name="T1">こうし</text:span><text:span text:style-name="T1">)</text:span></text:p>
          </draw:text-box>
        </draw:frame>
      </draw:page>
      <draw:page draw:name="page4" draw:style-name="dp1" draw:master-page-name="標準">
        <draw:frame draw:style-name="gr1" draw:text-style-name="P3" draw:layer="layout" svg:width="17.112cm" svg:height="22.439cm" svg:x="2.288cm" svg:y="1.3cm">
          <draw:text-box>
            <text:p text:style-name="P3"><text:span text:style-name="T4">ぎをみてなさざるは</text:span></text:p>
            <text:p text:style-name="P3"><text:span text:style-name="T4">ゆうなきなり</text:span></text:p>
            <text:p text:style-name="P3"><text:span text:style-name="T4"/></text:p>
            <text:p text:style-name="P3"><text:span text:style-name="T4"/></text:p>
            <text:p text:style-name="P3"><text:span text:style-name="T5">(</text:span><text:span text:style-name="T5">こうし</text:span><text:span text:style-name="T5">)</text:span></text:p>
          </draw:text-box>
        </draw:frame>
      </draw:page>
      <draw:page draw:name="page5" draw:style-name="dp1" draw:master-page-name="標準">
        <draw:frame draw:style-name="gr1" draw:text-style-name="P2" draw:layer="layout" svg:width="18.295cm" svg:height="22.235cm" svg:x="1.6cm" svg:y="1.365cm">
          <draw:text-box>
            <text:p text:style-name="P2"><text:span text:style-name="T2">ゆくかわのながれは</text:span></text:p>
            <text:p text:style-name="P2"><text:span text:style-name="T2">たえずして</text:span></text:p>
            <text:p text:style-name="P2"><text:span text:style-name="T2">しかももとのみずにあらず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</text:span><text:span text:style-name="T1">かものちょうめい・ほうじょうき</text:span><text:span text:style-name="T1">)</text:span></text:p>
          </draw:text-box>
        </draw:frame>
      </draw:page>
      <draw:page draw:name="page6" draw:style-name="dp1" draw:master-page-name="標準">
        <draw:frame draw:style-name="gr2" draw:text-style-name="P4" draw:layer="layout" svg:width="16.216cm" svg:height="23.891cm" svg:x="1.9cm" svg:y="2.1cm">
          <draw:text-box>
            <text:p><text:span text:style-name="T5">なんさいまで　いきたか　は</text:span></text:p>
            <text:p><text:span text:style-name="T5">じゅうよう　ではない</text:span></text:p>
            <text:p><text:span text:style-name="T5"/></text:p>
            <text:p><text:span text:style-name="T5">いかにして　いきたか　が</text:span></text:p>
            <text:p><text:span text:style-name="T5">じゅうよう　だ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エイブラハム・リンカーン</text:span></text:p>
            <text:p><text:span text:style-name="T6">It’s not the years in your life that count.</text:span></text:p>
            <text:p><text:span text:style-name="T6">It’s the life in your years.</text:span></text:p>
          </draw:text-box>
        </draw:frame>
      </draw:page>
      <draw:page draw:name="page7" draw:style-name="dp1" draw:master-page-name="標準">
        <draw:frame draw:style-name="gr2" draw:text-style-name="P4" draw:layer="layout" svg:width="15.937cm" svg:height="21cm" svg:x="1.9cm" svg:y="2.1cm">
          <draw:text-box>
            <text:p><text:span text:style-name="T5">てんさいは１％のひらめきと</text:span></text:p>
            <text:p><text:span text:style-name="T5">９９％のどりょくからなる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トーマス・エジソン</text:span></text:p>
            <text:p><text:span text:style-name="T6">Genius is one percent inspiration</text:span></text:p>
            <text:p><text:span text:style-name="T6"><text:s/></text:span><text:span text:style-name="T6">and ninety-nine percent perspiration. </text:span></text:p>
            <text:p><text:span text:style-name="T6"/></text:p>
          </draw:text-box>
        </draw:frame>
      </draw:page>
      <draw:page draw:name="page8" draw:style-name="dp1" draw:master-page-name="標準">
        <draw:frame draw:style-name="gr2" draw:text-style-name="P4" draw:layer="layout" svg:width="12.11cm" svg:height="21.49cm" svg:x="1.9cm" svg:y="2.1cm">
          <draw:text-box>
            <text:p><text:span text:style-name="T5">にんげんは</text:span></text:p>
            <text:p><text:span text:style-name="T5">かんがえるあしである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「パンセ」パスカル</text:span></text:p>
            <text:p><text:span text:style-name="T6"/></text:p>
          </draw:text-box>
        </draw:frame>
      </draw:page>
      <draw:page draw:name="page9" draw:style-name="dp1" draw:master-page-name="標準">
        <draw:frame draw:style-name="gr2" draw:text-style-name="P4" draw:layer="layout" svg:width="17.406cm" svg:height="24.685cm" svg:x="1.9cm" svg:y="2.1cm">
          <draw:text-box>
            <text:p><text:span text:style-name="T5">わくせいの</text:span></text:p>
            <text:p><text:span text:style-name="T5">こうてんしゅうきの</text:span><text:span text:style-name="T5">2</text:span><text:span text:style-name="T5">じょうは</text:span></text:p>
            <text:p><text:span text:style-name="T5">たいようからのへいきんきょりの</text:span></text:p>
            <text:p><text:span text:style-name="T5">3</text:span><text:span text:style-name="T5">じょうにひれいする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ケプラーのだいさんほうそく</text:span></text:p>
          </draw:text-box>
        </draw:frame>
      </draw:page>
      <draw:page draw:name="page10" draw:style-name="dp1" draw:master-page-name="標準">
        <draw:frame draw:style-name="gr2" draw:text-style-name="P4" draw:layer="layout" svg:width="15.776cm" svg:height="24.803cm" svg:x="1.9cm" svg:y="2.1cm">
          <draw:text-box>
            <text:p><text:span text:style-name="T7">りゅうしの</text:span></text:p>
            <text:p><text:span text:style-name="T7">うんどうりょうといちを</text:span></text:p>
            <text:p><text:span text:style-name="T7">どうじにせいかくに</text:span></text:p>
            <text:p><text:span text:style-name="T7">はかることはできない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ふかくていせいげんり</text:span></text:p>
            <text:p><text:span text:style-name="T5">ハイゼンベルグ</text:span></text:p>
          </draw:text-box>
        </draw:frame>
      </draw:page>
      <draw:page draw:name="page11" draw:style-name="dp1" draw:master-page-name="標準">
        <draw:frame draw:style-name="gr2" draw:text-style-name="P4" draw:layer="layout" svg:width="15.272cm" svg:height="26.568cm" svg:x="1.9cm" svg:y="2.1cm">
          <draw:text-box>
            <text:p><text:span text:style-name="T5">われおもう、ゆえにわれあり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デカルト</text:span></text:p>
            <text:p><text:span text:style-name="T6">Cogito ergo sum</text:span></text:p>
          </draw:text-box>
        </draw:frame>
      </draw:page>
      <draw:page draw:name="page12" draw:style-name="dp1" draw:master-page-name="標準">
        <draw:frame draw:style-name="gr2" draw:text-style-name="P4" draw:layer="layout" svg:width="14.933cm" svg:height="24.381cm" svg:x="1.9cm" svg:y="2.1cm">
          <draw:text-box>
            <text:p text:style-name="P5"><text:span text:style-name="T5">ねこはいきているとどうじに</text:span></text:p>
            <text:p text:style-name="P5"><text:span text:style-name="T5">しんでいる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シュレディンガー</text:span></text:p>
          </draw:text-box>
        </draw:frame>
      </draw:page>
      <draw:page draw:name="page13" draw:style-name="dp1" draw:master-page-name="標準">
        <draw:frame draw:style-name="gr2" draw:text-style-name="P4" draw:layer="layout" svg:width="17.854cm" svg:height="24.381cm" svg:x="1.9cm" svg:y="2.1cm">
          <draw:text-box>
            <text:p text:style-name="P6"><text:span text:style-name="T5">アキレスはかめをおいこすことは</text:span></text:p>
            <text:p text:style-name="P6"><text:span text:style-name="T5">できない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ゼノンのパラドックス</text:span></text:p>
          </draw:text-box>
        </draw:frame>
      </draw:page>
      <draw:page draw:name="page14" draw:style-name="dp1" draw:master-page-name="標準">
        <draw:frame draw:style-name="gr1" draw:text-style-name="P2" draw:layer="layout" svg:width="18.295cm" svg:height="22.235cm" svg:x="1.6cm" svg:y="1.365cm">
          <draw:text-box>
            <text:p text:style-name="P2"><text:span text:style-name="T2">ゆくかわのながれは</text:span></text:p>
            <text:p text:style-name="P2"><text:span text:style-name="T2">たえずして</text:span></text:p>
            <text:p text:style-name="P2"><text:span text:style-name="T2">しかももとのみずにあらず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</text:span><text:span text:style-name="T1">かものちょうめい・ほうじょうき</text:span><text:span text:style-name="T1">)</text:span></text:p>
          </draw:text-box>
        </draw:frame>
      </draw:page>
      <draw:page draw:name="page15" draw:style-name="dp1" draw:master-page-name="標準">
        <draw:frame draw:style-name="gr1" draw:text-style-name="P2" draw:layer="layout" svg:width="16.855cm" svg:height="23.438cm" svg:x="3.04cm" svg:y="1.365cm">
          <draw:text-box>
            <text:p text:style-name="P2"><text:span text:style-name="T1">てんはひとのうえにひとをつくらず</text:span></text:p>
            <text:p text:style-name="P2"><text:span text:style-name="T1">ひとのしたにひとをつくらず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</text:span><text:span text:style-name="T1">ふくざわゆきち</text:span><text:span text:style-name="T1">)</text:span></text:p>
          </draw:text-box>
        </draw:frame>
      </draw:page>
      <draw:page draw:name="page16" draw:style-name="dp1" draw:master-page-name="標準">
        <draw:frame draw:style-name="gr1" draw:text-style-name="P2" draw:layer="layout" svg:width="19.268cm" svg:height="21.139cm" svg:x="0.627cm" svg:y="1.365cm">
          <draw:text-box>
            <text:p text:style-name="P2"><text:span text:style-name="T1">なせばなる</text:span></text:p>
            <text:p text:style-name="P2"><text:span text:style-name="T1">なさねばならぬ</text:span></text:p>
            <text:p text:style-name="P2"><text:span text:style-name="T1">なにごとも</text:span></text:p>
            <text:p text:style-name="P2"><text:span text:style-name="T1">ならぬはひとのなさぬなりけり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</text:span><text:span text:style-name="T1">うえすぎ ようざん</text:span><text:span text:style-name="T1">)</text:span></text:p>
          </draw:text-box>
        </draw:frame>
      </draw:page>
      <draw:page draw:name="page17" draw:style-name="dp1" draw:master-page-name="標準">
        <draw:frame draw:style-name="gr1" draw:text-style-name="P2" draw:layer="layout" svg:width="18.295cm" svg:height="18.069cm" svg:x="1.6cm" svg:y="1.365cm">
          <draw:text-box>
            <text:p text:style-name="P2"><text:span text:style-name="T2">いのなかのかわず</text:span></text:p>
            <text:p text:style-name="P2"><text:span text:style-name="T2">たいかいをしらず</text:span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>(</text:span><text:span text:style-name="T1">井の中の蛙大海を知らず</text:span><text:span text:style-name="T1">)</text:span></text:p>
            <text:p text:style-name="P2"><text:span text:style-name="T1">荘子・秋水篇</text:span></text:p>
          </draw:text-box>
        </draw:frame>
      </draw:page>
      <draw:page draw:name="page18" draw:style-name="dp1" draw:master-page-name="標準">
        <draw:frame draw:style-name="gr1" draw:text-style-name="P2" draw:layer="layout" svg:width="17.755cm" svg:height="14.04cm" svg:x="2.14cm" svg:y="1.365cm">
          <draw:text-box>
            <text:p text:style-name="P2"><text:span text:style-name="T2">ひとはパンのみで</text:span></text:p>
            <text:p text:style-name="P2"><text:span text:style-name="T2">いきるにあらず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(</text:span><text:span text:style-name="T1">イエス・せいしょ</text:span><text:span text:style-name="T1">)</text:span></text:p>
          </draw:text-box>
        </draw:frame>
      </draw:page>
      <draw:page draw:name="page19" draw:style-name="dp1" draw:master-page-name="標準">
        <draw:frame draw:style-name="gr1" draw:text-style-name="P2" draw:layer="layout" svg:width="16.962cm" svg:height="16.343cm" svg:x="2.933cm" svg:y="1.365cm">
          <draw:text-box>
            <text:p text:style-name="P2"><text:span text:style-name="T2">ひともをし　</text:span></text:p>
            <text:p text:style-name="P2"><text:span text:style-name="T2">ひともうらめし　</text:span></text:p>
            <text:p text:style-name="P2"><text:span text:style-name="T2">あぢきなく　</text:span></text:p>
            <text:p text:style-name="P2"><text:span text:style-name="T2">よをおもふゆゑに　</text:span></text:p>
            <text:p text:style-name="P2"><text:span text:style-name="T2">ものおもふみは</text:span></text:p>
            <text:p text:style-name="P2"><text:span text:style-name="T1">(</text:span><text:span text:style-name="T1">後鳥羽院</text:span><text:span text:style-name="T1">)</text:span></text:p>
          </draw:text-box>
        </draw:frame>
      </draw:page>
      <draw:page draw:name="page20" draw:style-name="dp1" draw:master-page-name="標準">
        <draw:frame draw:style-name="gr1" draw:text-style-name="P2" draw:layer="layout" svg:width="17.515cm" svg:height="19.192cm" svg:x="2.38cm" svg:y="1.365cm">
          <draw:text-box>
            <text:p text:style-name="P2"><text:span text:style-name="T2">ながらへば　</text:span></text:p>
            <text:p text:style-name="P2"><text:span text:style-name="T2">またこのごろや　</text:span></text:p>
            <text:p text:style-name="P2"><text:span text:style-name="T2">しのばれむ　</text:span></text:p>
            <text:p text:style-name="P2"><text:span text:style-name="T2">うしとみしよぞ　</text:span></text:p>
            <text:p text:style-name="P2"><text:span text:style-name="T2">いまはこひしき</text:span></text:p>
            <text:p text:style-name="P2"><text:span text:style-name="T8"/></text:p>
            <text:p text:style-name="P2"><text:span text:style-name="T8">(</text:span><text:span text:style-name="T8">藤原清輔朝臣（ふじわらのきよすけあそん）</text:span><text:span text:style-name="T8">)</text:span></text:p>
          </draw:text-box>
        </draw:frame>
      </draw:page>
      <draw:page draw:name="page21" draw:style-name="dp1" draw:master-page-name="標準">
        <draw:frame draw:style-name="gr1" draw:text-style-name="P2" draw:layer="layout" svg:width="17.515cm" svg:height="21.651cm" svg:x="2.38cm" svg:y="1.365cm">
          <draw:text-box>
            <text:p text:style-name="P2"><text:span text:style-name="T2">もろともに</text:span></text:p>
            <text:p text:style-name="P2"><text:span text:style-name="T2">あはれとおもへ</text:span></text:p>
            <text:p text:style-name="P2"><text:span text:style-name="T2">やまざくら</text:span></text:p>
            <text:p text:style-name="P2"><text:span text:style-name="T2">はなよりほかに</text:span></text:p>
            <text:p text:style-name="P2"><text:span text:style-name="T2">しるひともなし</text:span></text:p>
            <text:p text:style-name="P2"><text:span text:style-name="T8"/></text:p>
            <text:p text:style-name="P2"><text:span text:style-name="T8">(</text:span><text:span text:style-name="T8">前大僧正行尊（さきのだいそうじょうぎょうそん）</text:span><text:span text:style-name="T8">)</text:span></text:p>
          </draw:text-box>
        </draw:frame>
      </draw:page>
      <draw:page draw:name="page22" draw:style-name="dp1" draw:master-page-name="標準">
        <draw:frame draw:style-name="gr1" draw:text-style-name="P2" draw:layer="layout" svg:width="17.515cm" svg:height="15.272cm" svg:x="2.38cm" svg:y="1.365cm">
          <draw:text-box>
            <text:p text:style-name="P2"><text:span text:style-name="T2">きみがため　</text:span></text:p>
            <text:p text:style-name="P2"><text:span text:style-name="T2">はるののにいでて　</text:span></text:p>
            <text:p text:style-name="P2"><text:span text:style-name="T2">わかなつむ　</text:span></text:p>
            <text:p text:style-name="P2"><text:span text:style-name="T2">わがころもでに　</text:span></text:p>
            <text:p text:style-name="P2"><text:span text:style-name="T2">ゆきはふりつつ</text:span></text:p>
            <text:p text:style-name="P2"><text:span text:style-name="T8"/></text:p>
            <text:p text:style-name="P2"><text:span text:style-name="T8">(</text:span><text:span text:style-name="T8">光孝天皇（こうこうてんのう）</text:span><text:span text:style-name="T8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9T08:17:09.95</meta:creation-date>
    <meta:editing-duration>PT1H25M15S</meta:editing-duration>
    <meta:editing-cycles>5</meta:editing-cycles>
    <meta:generator>LibreOffice/3.4$Win32 LibreOffice_project/340m1$Build-203</meta:generator>
    <dc:date>2016-05-03T23:35:50.16</dc:date>
    <meta:print-date>2016-05-03T18:27:16.42</meta:print-date>
    <meta:document-statistic meta:object-count="22"/>
  </office:meta>
</office:document-meta>
</file>